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FactoryDataSourceLookupTests.testLookupWhereBeanFactoryHasNotBeenSuppl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FactoryDataSourceLookupTests.testLookupWhereBeanFactoryYieldsNonDataSourc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anFactoryDataSourceLookupTests.testLookupSunnyD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